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 style:data-style-name="N6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transparent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0">
      <style:table-cell-properties fo:background-color="transparent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>
            <text:p>DIM</text:p>
          </table:table-cell>
          <table:table-cell table:style-name="ce1" office:value-type="string">
            <text:p>Config</text:p>
          </table:table-cell>
          <table:table-cell table:style-name="ce1" office:value-type="string">
            <text:p>MinMin/PALS</text:p>
          </table:table-cell>
          <table:table-cell table:style-name="ce1"/>
          <table:table-cell table:style-name="ce1" office:value-type="string">
            <text:p>Mejora</text:p>
          </table:table-cell>
          <table:table-cell table:style-name="ce1" office:value-type="string">
            <text:p>Tiempo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000">
            <text:p>5000</text:p>
          </table:table-cell>
          <table:table-cell office:value-type="float" office:value="19552222">
            <text:p>19552222</text:p>
          </table:table-cell>
          <table:table-cell/>
          <table:table-cell table:formula="of:=100-[.E7]" office:value-type="float" office:value="8.13937157628428">
            <text:p>8.1393715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7960794">
            <text:p>17960794</text:p>
          </table:table-cell>
          <table:table-cell/>
          <table:table-cell table:formula="of:=[.C7]*100/[.C6]" office:value-type="float" office:value="91.8606284237157">
            <text:p>91.86062842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9552222">
            <text:p>19552222</text:p>
          </table:table-cell>
          <table:table-cell/>
          <table:table-cell table:formula="of:=100-[.E10]" office:value-type="float" office:value="7.85426843046278">
            <text:p>7.8542684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8016538">
            <text:p>18016538</text:p>
          </table:table-cell>
          <table:table-cell/>
          <table:table-cell table:formula="of:=[.C10]*100/[.C9]" office:value-type="float" office:value="92.1457315695372">
            <text:p>92.1457315695</text:p>
          </table:table-cell>
          <table:table-cell office:value-type="float" office:value="6.4">
            <text:p>6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631294">
            <text:p>17631294</text:p>
          </table:table-cell>
          <table:table-cell/>
          <table:table-cell table:formula="of:=[.C11]*100/[.C9]" office:value-type="float" office:value="90.1753979675558">
            <text:p>90.1753979676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20508266">
            <text:p>20508266</text:p>
          </table:table-cell>
          <table:table-cell/>
          <table:table-cell table:formula="of:=100-[.E17]" office:value-type="float" office:value="7.48298271535975">
            <text:p>7.4829827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8973636">
            <text:p>18973636</text:p>
          </table:table-cell>
          <table:table-cell/>
          <table:table-cell table:formula="of:=[.C17]*100/[.C16]" office:value-type="float" office:value="92.5170172846402">
            <text:p>92.5170172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8388366">
            <text:p>18388366</text:p>
          </table:table-cell>
          <table:table-cell/>
          <table:table-cell table:formula="of:=[.C18]*100/[.C16]" office:value-type="float" office:value="89.6631923927649">
            <text:p>89.663192392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16035238">
            <text:p>16035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2" office:value-type="string">
            <text:p>Nueva implementación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4" office:value-type="string">
            <text:p>MinMin</text:p>
          </table:table-cell>
          <table:table-cell table:style-name="ce4"/>
          <table:table-cell table:style-name="ce4" office:value-type="string">
            <text:p>Fixed</text:p>
          </table:table-cell>
          <table:table-cell table:style-name="ce4"/>
          <table:table-cell table:style-name="ce11" table:number-columns-repeated="2"/>
        </table:table-row>
        <table:table-row table:style-name="ro1">
          <table:table-cell/>
          <table:table-cell table:style-name="ce3"/>
          <table:table-cell table:style-name="ce4" office:value-type="string">
            <text:p>Value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Mejora %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Mejora %</text:p>
          </table:table-cell>
        </table:table-row>
        <table:table-row table:style-name="ro1">
          <table:table-cell/>
          <table:table-cell table:style-name="ce4" office:value-type="string">
            <text:p>512x16</text:p>
          </table:table-cell>
          <table:table-cell/>
          <table:table-cell table:style-name="ce5"/>
          <table:table-cell/>
          <table:table-cell table:style-name="ce9"/>
          <table:table-cell table:style-name="ce5"/>
          <table:table-cell/>
        </table:table-row>
        <table:table-row table:style-name="ro1">
          <table:table-cell/>
          <table:table-cell table:style-name="ce4" office:value-type="string">
            <text:p>1024x32</text:p>
          </table:table-cell>
          <table:table-cell office:value-type="float" office:value="20508266">
            <text:p>20508266</text:p>
          </table:table-cell>
          <table:table-cell table:style-name="ce6" office:value-type="float" office:value="494483">
            <text:p>4.94E+005</text:p>
          </table:table-cell>
          <table:table-cell table:style-name="ce7" office:value-type="float" office:value="18592082">
            <text:p>18592082</text:p>
          </table:table-cell>
          <table:table-cell table:style-name="ce9" table:formula="of:=100-[.E30]*100/[.C30]" office:value-type="float" office:value="9.34347155434789">
            <text:p>9.34</text:p>
          </table:table-cell>
          <table:table-cell table:style-name="ce5" office:value-type="float" office:value="1083588">
            <text:p>1.08E+006</text:p>
          </table:table-cell>
          <table:table-cell table:style-name="ce9" table:formula="of:=100-[.G30]*100/[.D30]" office:value-type="float" office:value="-119.135541565635">
            <text:p>-119.14</text:p>
          </table:table-cell>
        </table:table-row>
        <table:table-row table:style-name="ro1">
          <table:table-cell/>
          <table:table-cell table:style-name="ce4" office:value-type="string">
            <text:p>2048x64</text:p>
          </table:table-cell>
          <table:table-cell office:value-type="float" office:value="19552222">
            <text:p>19552222</text:p>
          </table:table-cell>
          <table:table-cell table:style-name="ce5" office:value-type="float" office:value="4805035">
            <text:p>4.81E+006</text:p>
          </table:table-cell>
          <table:table-cell table:style-name="ce7" office:value-type="float" office:value="17748556">
            <text:p>17748556</text:p>
          </table:table-cell>
          <table:table-cell table:style-name="ce9" table:formula="of:=100-[.E31]*100/[.C31]" office:value-type="float" office:value="9.22486457037978">
            <text:p>9.22</text:p>
          </table:table-cell>
          <table:table-cell table:style-name="ce5" office:value-type="float" office:value="3076629">
            <text:p>3.08E+006</text:p>
          </table:table-cell>
          <table:table-cell table:style-name="ce13" table:formula="of:=100-[.G31]*100/[.D31]" office:value-type="float" office:value="35.9707265399732">
            <text:p>35.97</text:p>
          </table:table-cell>
        </table:table-row>
        <table:table-row table:style-name="ro1">
          <table:table-cell/>
          <table:table-cell table:style-name="ce4" office:value-type="string">
            <text:p>4096x128</text:p>
          </table:table-cell>
          <table:table-cell office:value-type="float" office:value="16035238">
            <text:p>16035238</text:p>
          </table:table-cell>
          <table:table-cell table:style-name="ce5" office:value-type="float" office:value="45966859">
            <text:p>4.60E+007</text:p>
          </table:table-cell>
          <table:table-cell table:style-name="ce8" office:value-type="float" office:value="14844033">
            <text:p>14844033</text:p>
          </table:table-cell>
          <table:table-cell table:style-name="ce10" table:formula="of:=100-[.E32]*100/[.C32]" office:value-type="float" office:value="7.42867053173767">
            <text:p>7.43</text:p>
          </table:table-cell>
          <table:table-cell table:style-name="ce12" office:value-type="float" office:value="8626658">
            <text:p>8.63E+006</text:p>
          </table:table-cell>
          <table:table-cell table:style-name="ce14" table:formula="of:=100-[.G32]*100/[.D32]" office:value-type="float" office:value="81.2328747543964">
            <text:p>81.23</text:p>
          </table:table-cell>
        </table:table-row>
        <table:table-row table:style-name="ro1">
          <table:table-cell/>
          <table:table-cell table:style-name="ce4" office:value-type="string">
            <text:p>8192x256</text:p>
          </table:table-cell>
          <table:table-cell office:value-type="float" office:value="14798376">
            <text:p>14798376</text:p>
          </table:table-cell>
          <table:table-cell table:style-name="ce5" office:value-type="float" office:value="458661632">
            <text:p>4.59E+008</text:p>
          </table:table-cell>
          <table:table-cell table:style-name="ce8" office:value-type="float" office:value="13903142">
            <text:p>13903142</text:p>
          </table:table-cell>
          <table:table-cell table:style-name="ce10" table:formula="of:=100-[.E33]*100/[.C33]" office:value-type="float" office:value="6.04954219300821">
            <text:p>6.05</text:p>
          </table:table-cell>
          <table:table-cell table:style-name="ce12" office:value-type="float" office:value="23657999">
            <text:p>2.37E+007</text:p>
          </table:table-cell>
          <table:table-cell table:style-name="ce14" table:formula="of:=100-[.G33]*100/[.D33]" office:value-type="float" office:value="94.841949413375">
            <text:p>94.8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2" number:min-integer-digits="1" number:min-exponent-digits="2"/>
      <number:text>3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01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12-05T20:01:07</meta:creation-date>
    <dc:date>2011-12-12T01:23:58</dc:date>
    <dc:creator>Santiago Iturriaga</dc:creator>
    <meta:editing-duration>PT06H18M55S</meta:editing-duration>
    <meta:editing-cycles>7</meta:editing-cycles>
    <meta:generator>OpenOffice.org/3.2$Unix OpenOffice.org_project/320m19$Build-9505</meta:generator>
    <meta:document-statistic meta:table-count="3" meta:cell-count="75" meta:object-count="0"/>
  </office:meta>
</office:document-meta>
</file>